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320B29ACB0D.png" manifest:media-type="image/png"/>
  <manifest:file-entry manifest:full-path="Pictures/1000000000000258000002584A13906B.png" manifest:media-type="image/png"/>
  <manifest:file-entry manifest:full-path="Pictures/1000000100000500000001E001E3B55D.png" manifest:media-type="image/png"/>
  <manifest:file-entry manifest:full-path="Pictures/TablePreview1.svm" manifest:media-type=""/>
  <manifest:file-entry manifest:full-path="Pictures/100000000000040B000002BCFB186858.png" manifest:media-type="image/png"/>
  <manifest:file-entry manifest:full-path="Pictures/1000000100000509000006B7E3E1BF3A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color="#ff0000" draw:fill="none" draw:textarea-vertical-align="middle" loext:decorative="false"/>
    </style:style>
    <style:style style:name="gr3" style:family="graphic" style:parent-style-name="objectwithoutfill">
      <style:graphic-properties svg:stroke-color="#ff8000" draw:fill="none" draw:textarea-vertical-align="middle" loext:decorative="false"/>
    </style:style>
    <style:style style:name="gr4" style:family="graphic" style:parent-style-name="objectwithoutfill">
      <style:graphic-properties svg:stroke-color="#800080" draw:fill="none" draw:textarea-vertical-align="middle" loext:decorative="false"/>
    </style:style>
    <style:style style:name="gr5" style:family="graphic" style:parent-style-name="objectwithoutfill">
      <style:graphic-properties svg:stroke-color="#111111" draw:fill="none" draw:textarea-vertical-align="middle" loext:decorative="false"/>
    </style:style>
    <style:style style:name="gr6" style:family="graphic" style:parent-style-name="objectwithoutfill">
      <style:graphic-properties svg:stroke-color="#81d41a" draw:fill="none" draw:textarea-vertical-align="middle" loext:decorative="false"/>
    </style:style>
    <style:style style:name="gr7" style:family="graphic" style:parent-style-name="objectwithoutfill">
      <style:graphic-properties svg:stroke-color="#ffbf00" draw:fill="none" draw:textarea-vertical-align="middle" loext:decorative="false"/>
    </style:style>
    <style:style style:name="gr8" style:family="graphic" style:parent-style-name="objectwithoutfill">
      <style:graphic-properties svg:stroke-color="#55308d" draw:fill="none" draw:textarea-vertical-align="middle" loext:decorative="false"/>
    </style:style>
    <style:style style:name="gr9" style:family="graphic" style:parent-style-name="standard">
      <style:graphic-properties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86cm, 9.378cm, 4.876cm, 0cm)" draw:image-opacity="100%" style:mirror="non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702cm" fo:min-width="1.087cm" loext:decorative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93cm" loext:decorative="false"/>
      <style:paragraph-properties style:writing-mode="lr-tb"/>
    </style:style>
    <style:style style:name="gr15" style:family="graphic" style:parent-style-name="objectwithoutfill">
      <style:graphic-properties svg:stroke-color="#ff0000" draw:fill="none" draw:textarea-vertical-align="middl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withoutfill">
      <style:graphic-properties svg:stroke-color="#000000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9" style:family="graphic" style:parent-style-name="objectwithoutfill">
      <style:graphic-properties svg:stroke-color="#ff8000" draw:fill="none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svg:stroke-color="#00a933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 loext:decorative="false"/>
      <style:paragraph-properties style:writing-mode="lr-tb"/>
    </style:style>
    <style:style style:name="co1" style:family="table-column">
      <style:table-column-properties style:column-width="1.487cm" style:use-optimal-column-width="false"/>
    </style:style>
    <style:style style:name="co2" style:family="table-column">
      <style:table-column-properties style:column-width="5.27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border="0.28pt solid #000000"/>
      <style:text-properties fo:color="#000000" loext:opacity="100%" fo:font-weight="bold" style:font-weight-asian="bold" style:font-weight-complex="bold"/>
    </style:style>
    <style:style style:name="ce2" style:family="table-cell"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3" style:family="table-cell">
      <style:text-properties fo:color="#000000" loext: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 loext:opacity="100%" fo:font-weight="bold" style:font-weight-asian="bold" style:font-weight-complex="bold"/>
    </style:style>
    <style:style style:name="P3" style:family="paragraph">
      <style:text-properties fo:color="#000000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666666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color="#000000" loext:opacity="100%" fo:font-size="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Liberation Sans" style:font-name-asian="Liberation Sans" style:font-name-complex="Liberation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01cm" svg:height="11.471cm" svg:x="21.32cm" svg:y="8.896cm">
          <draw:image xlink:href="Pictures/1000000100000509000006B7E3E1BF3A.png" xlink:type="simple" xlink:show="embed" xlink:actuate="onLoad" draw:mime-type="image/png">
            <text:p/>
          </draw:image>
        </draw:frame>
        <draw:frame draw:style-name="gr1" draw:text-style-name="P1" draw:layer="layout" svg:width="7.788cm" svg:height="5.267cm" svg:x="21.152cm" svg:y="0.495cm">
          <draw:image xlink:href="Pictures/100000000000040B000002BCFB186858.png" xlink:type="simple" xlink:show="embed" xlink:actuate="onLoad" draw:mime-type="image/png">
            <text:p/>
          </draw:image>
        </draw:frame>
        <draw:frame draw:style-name="gr1" draw:text-style-name="P1" draw:layer="layout" svg:width="6.941cm" svg:height="6.941cm" svg:x="2.587cm" svg:y="0.091cm">
          <draw:image xlink:href="Pictures/1000000000000258000002584A13906B.png" xlink:type="simple" xlink:show="embed" xlink:actuate="onLoad" draw:mime-type="image/png">
            <text:p/>
          </draw:image>
        </draw:frame>
        <draw:line draw:style-name="gr2" draw:text-style-name="P1" draw:layer="layout" svg:x1="9.89cm" svg:y1="2.905cm" svg:x2="21.232cm" svg:y2="2.905cm">
          <text:p/>
        </draw:line>
        <draw:line draw:style-name="gr3" draw:text-style-name="P1" draw:layer="layout" svg:x1="9.89cm" svg:y1="3.222cm" svg:x2="21.232cm" svg:y2="3.222cm">
          <text:p/>
        </draw:line>
        <draw:line draw:style-name="gr4" draw:text-style-name="P1" draw:layer="layout" svg:x1="9.89cm" svg:y1="3.54cm" svg:x2="21.232cm" svg:y2="3.54cm">
          <text:p/>
        </draw:line>
        <draw:line draw:style-name="gr5" draw:text-style-name="P1" draw:layer="layout" svg:x1="9.89cm" svg:y1="3.857cm" svg:x2="21.232cm" svg:y2="3.857cm">
          <text:p/>
        </draw:line>
        <draw:line draw:style-name="gr6" draw:text-style-name="P1" draw:layer="layout" svg:x1="9.89cm" svg:y1="4.175cm" svg:x2="21.232cm" svg:y2="4.175cm">
          <text:p/>
        </draw:line>
        <draw:line draw:style-name="gr7" draw:text-style-name="P1" draw:layer="layout" svg:x1="9.89cm" svg:y1="4.492cm" svg:x2="21.232cm" svg:y2="4.492cm">
          <text:p/>
        </draw:line>
        <draw:line draw:style-name="gr8" draw:text-style-name="P1" draw:layer="layout" svg:x1="9.89cm" svg:y1="4.81cm" svg:x2="21.232cm" svg:y2="4.81cm">
          <text:p/>
        </draw:line>
        <draw:line draw:style-name="gr6" draw:text-style-name="P1" draw:layer="layout" svg:x1="9.89cm" svg:y1="5.127cm" svg:x2="21.232cm" svg:y2="5.127cm">
          <text:p/>
        </draw:line>
        <draw:frame draw:style-name="gr9" draw:layer="layout" svg:width="6.757cm" svg:height="8.657cm" svg:x="1.312cm" svg:y="6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Pin</text:p>
              </table:table-cell>
              <table:table-cell>
                <text:p text:style-name="P2">Description</text:p>
              </table:table-cell>
            </table:table-row>
            <table:table-row table:style-name="ro1" table:default-cell-style-name="ce2">
              <table:table-cell>
                <text:p text:style-name="P3">1</text:p>
              </table:table-cell>
              <table:table-cell>
                <text:p text:style-name="P3">+5V</text:p>
              </table:table-cell>
            </table:table-row>
            <table:table-row table:style-name="ro1" table:default-cell-style-name="ce3">
              <table:table-cell>
                <text:p text:style-name="P3">2</text:p>
              </table:table-cell>
              <table:table-cell>
                <text:p text:style-name="P3">Warm Button</text:p>
              </table:table-cell>
            </table:table-row>
            <table:table-row table:style-name="ro1" table:default-cell-style-name="ce3">
              <table:table-cell>
                <text:p text:style-name="P3">3</text:p>
              </table:table-cell>
              <table:table-cell>
                <text:p text:style-name="P3">Light Button</text:p>
              </table:table-cell>
            </table:table-row>
            <table:table-row table:style-name="ro1" table:default-cell-style-name="ce3">
              <table:table-cell>
                <text:p text:style-name="P3">4</text:p>
              </table:table-cell>
              <table:table-cell>
                <text:p text:style-name="P3">Ground</text:p>
              </table:table-cell>
            </table:table-row>
            <table:table-row table:style-name="ro1" table:default-cell-style-name="ce3">
              <table:table-cell>
                <text:p text:style-name="P3">5</text:p>
              </table:table-cell>
              <table:table-cell>
                <text:p text:style-name="P3">Data</text:p>
              </table:table-cell>
            </table:table-row>
            <table:table-row table:style-name="ro1" table:default-cell-style-name="ce3">
              <table:table-cell>
                <text:p text:style-name="P3">6</text:p>
              </table:table-cell>
              <table:table-cell>
                <text:p text:style-name="P3">Clock</text:p>
              </table:table-cell>
            </table:table-row>
            <table:table-row table:style-name="ro1" table:default-cell-style-name="ce3">
              <table:table-cell>
                <text:p text:style-name="P3">7</text:p>
              </table:table-cell>
              <table:table-cell>
                <text:p text:style-name="P3">Pump Button</text:p>
              </table:table-cell>
            </table:table-row>
            <table:table-row table:style-name="ro1" table:default-cell-style-name="ce3">
              <table:table-cell>
                <text:p text:style-name="P3">8</text:p>
              </table:table-cell>
              <table:table-cell>
                <text:p text:style-name="P3">Cool Butto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" draw:layer="layout" svg:width="5.715cm" svg:height="4.802cm" svg:x="1.635cm" svg:y="15.565cm">
          <draw:image xlink:href="Pictures/100000000000032000000320B29ACB0D.png" xlink:type="simple" xlink:show="embed" xlink:actuate="onLoad" draw:mime-type="image/png">
            <text:p/>
          </draw:image>
        </draw:frame>
        <draw:custom-shape draw:style-name="gr11" draw:text-style-name="P4" draw:layer="layout" svg:width="1.587cm" svg:height="0.952cm" svg:x="14.436cm" svg:y="11.4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42cm" svg:height="0.137cm" svg:x="15.775cm" svg:y="12.1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17cm" svg:height="0.124cm" svg:x="14.228cm" svg:y="11.60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4.219cm" svg:y="12.12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6.023cm" svg:y="11.59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6.023cm" svg:y="12.16cm">
          <text:p/>
          <draw:enhanced-geometry svg:viewBox="0 0 21600 21600" draw:mirror-vertical="true" draw:type="rectangle" draw:enhanced-path="M 0 0 L 21600 0 21600 21600 0 21600 0 0 Z N"/>
        </draw:custom-shape>
        <draw:frame draw:style-name="gr14" draw:text-style-name="P7" draw:layer="layout" svg:width="1.793cm" svg:height="0.725cm" svg:x="14.411cm" svg:y="11.477cm">
          <draw:text-box>
            <text:p>PC817</text:p>
          </draw:text-box>
        </draw:frame>
        <draw:custom-shape draw:style-name="gr11" draw:text-style-name="P4" draw:layer="layout" svg:width="1.587cm" svg:height="0.952cm" svg:x="14.436cm" svg:y="13.0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42cm" svg:height="0.137cm" svg:x="15.775cm" svg:y="13.7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17cm" svg:height="0.124cm" svg:x="14.228cm" svg:y="13.19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4.219cm" svg:y="13.7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6.023cm" svg:y="13.18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6.023cm" svg:y="13.748cm">
          <text:p/>
          <draw:enhanced-geometry svg:viewBox="0 0 21600 21600" draw:mirror-vertical="true" draw:type="rectangle" draw:enhanced-path="M 0 0 L 21600 0 21600 21600 0 21600 0 0 Z N"/>
        </draw:custom-shape>
        <draw:frame draw:style-name="gr14" draw:text-style-name="P7" draw:layer="layout" svg:width="1.793cm" svg:height="0.725cm" svg:x="14.411cm" svg:y="13.065cm">
          <draw:text-box>
            <text:p>PC817</text:p>
          </draw:text-box>
        </draw:frame>
        <draw:custom-shape draw:style-name="gr11" draw:text-style-name="P4" draw:layer="layout" svg:width="1.587cm" svg:height="0.952cm" svg:x="14.436cm" svg:y="14.6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42cm" svg:height="0.137cm" svg:x="15.775cm" svg:y="15.3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17cm" svg:height="0.124cm" svg:x="14.228cm" svg:y="14.78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4.219cm" svg:y="15.30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6.023cm" svg:y="14.77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6.023cm" svg:y="15.336cm">
          <text:p/>
          <draw:enhanced-geometry svg:viewBox="0 0 21600 21600" draw:mirror-vertical="true" draw:type="rectangle" draw:enhanced-path="M 0 0 L 21600 0 21600 21600 0 21600 0 0 Z N"/>
        </draw:custom-shape>
        <draw:frame draw:style-name="gr14" draw:text-style-name="P7" draw:layer="layout" svg:width="1.793cm" svg:height="0.725cm" svg:x="14.411cm" svg:y="14.653cm">
          <draw:text-box>
            <text:p>PC817</text:p>
          </draw:text-box>
        </draw:frame>
        <draw:custom-shape draw:style-name="gr11" draw:text-style-name="P4" draw:layer="layout" svg:width="1.587cm" svg:height="0.952cm" svg:x="14.436cm" svg:y="16.8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142cm" svg:height="0.137cm" svg:x="15.775cm" svg:y="17.57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17cm" svg:height="0.124cm" svg:x="14.228cm" svg:y="17.0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4.219cm" svg:y="17.52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6.023cm" svg:y="16.99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6" draw:layer="layout" svg:width="0.217cm" svg:height="0.124cm" svg:x="16.023cm" svg:y="17.558cm">
          <text:p/>
          <draw:enhanced-geometry svg:viewBox="0 0 21600 21600" draw:mirror-vertical="true" draw:type="rectangle" draw:enhanced-path="M 0 0 L 21600 0 21600 21600 0 21600 0 0 Z N"/>
        </draw:custom-shape>
        <draw:frame draw:style-name="gr14" draw:text-style-name="P7" draw:layer="layout" svg:width="1.793cm" svg:height="0.725cm" svg:x="14.411cm" svg:y="16.875cm">
          <draw:text-box>
            <text:p>PC817</text:p>
          </draw:text-box>
        </draw:frame>
        <draw:line draw:style-name="gr15" draw:text-style-name="P1" draw:layer="layout" svg:x1="11.192cm" svg:y1="18.28cm" svg:x2="11.162cm" svg:y2="2.905cm">
          <text:p/>
        </draw:line>
        <draw:line draw:style-name="gr15" draw:text-style-name="P1" draw:layer="layout" svg:x1="11.192cm" svg:y1="18.28cm" svg:x2="22.908cm" svg:y2="18.344cm">
          <text:p/>
        </draw:line>
        <draw:frame draw:style-name="gr16" draw:text-style-name="P4" draw:layer="layout" svg:width="1.905cm" svg:height="0.714cm" svg:x="17.64cm" svg:y="7.339cm">
          <draw:image xlink:href="Pictures/1000000100000500000001E001E3B55D.png" xlink:type="simple" xlink:show="embed" xlink:actuate="onLoad" draw:mime-type="image/png">
            <text:p/>
          </draw:image>
        </draw:frame>
        <draw:frame draw:style-name="gr16" draw:text-style-name="P4" draw:layer="layout" svg:width="1.905cm" svg:height="0.714cm" svg:x="16.023cm" svg:y="15.08cm">
          <draw:image xlink:href="Pictures/1000000100000500000001E001E3B55D.png" xlink:type="simple" xlink:show="embed" xlink:actuate="onLoad" draw:mime-type="image/png">
            <text:p/>
          </draw:image>
        </draw:frame>
        <draw:frame draw:style-name="gr16" draw:text-style-name="P4" draw:layer="layout" svg:width="1.905cm" svg:height="0.714cm" svg:x="16.023cm" svg:y="13.471cm">
          <draw:image xlink:href="Pictures/1000000100000500000001E001E3B55D.png" xlink:type="simple" xlink:show="embed" xlink:actuate="onLoad" draw:mime-type="image/png">
            <text:p/>
          </draw:image>
        </draw:frame>
        <draw:frame draw:style-name="gr16" draw:text-style-name="P4" draw:layer="layout" svg:width="1.905cm" svg:height="0.714cm" svg:x="16.023cm" svg:y="17.263cm">
          <draw:image xlink:href="Pictures/1000000100000500000001E001E3B55D.png" xlink:type="simple" xlink:show="embed" xlink:actuate="onLoad" draw:mime-type="image/png">
            <text:p/>
          </draw:image>
        </draw:frame>
        <draw:frame draw:style-name="gr16" draw:text-style-name="P4" draw:layer="layout" svg:width="1.905cm" svg:height="0.714cm" svg:x="16.023cm" svg:y="11.861cm">
          <draw:image xlink:href="Pictures/1000000100000500000001E001E3B55D.png" xlink:type="simple" xlink:show="embed" xlink:actuate="onLoad" draw:mime-type="image/png">
            <text:p/>
          </draw:image>
        </draw:frame>
        <draw:line draw:style-name="gr15" draw:text-style-name="P1" draw:layer="layout" svg:x1="11.162cm" svg:y1="12.163cm" svg:x2="14.219cm" svg:y2="12.188cm">
          <text:p/>
        </draw:line>
        <draw:line draw:style-name="gr15" draw:text-style-name="P1" draw:layer="layout" svg:x1="11.16cm" svg:y1="13.748cm" svg:x2="14.219cm" svg:y2="13.78cm">
          <text:p/>
        </draw:line>
        <draw:line draw:style-name="gr15" draw:text-style-name="P1" draw:layer="layout" svg:x1="11.162cm" svg:y1="17.575cm" svg:x2="14.219cm" svg:y2="17.584cm">
          <text:p/>
        </draw:line>
        <draw:line draw:style-name="gr15" draw:text-style-name="P1" draw:layer="layout" svg:x1="11.162cm" svg:y1="15.34cm" svg:x2="14.219cm" svg:y2="15.367cm">
          <text:p/>
        </draw:line>
        <draw:line draw:style-name="gr17" draw:text-style-name="P1" draw:layer="layout" svg:x1="20.685cm" svg:y1="17.827cm" svg:x2="20.685cm" svg:y2="3.857cm">
          <text:p/>
        </draw:line>
        <draw:line draw:style-name="gr17" draw:text-style-name="P1" draw:layer="layout" svg:x1="20.685cm" svg:y1="17.827cm" svg:x2="22.907cm" svg:y2="17.827cm">
          <text:p/>
        </draw:line>
        <draw:frame draw:style-name="gr18" draw:text-style-name="P9" draw:layer="layout" svg:width="1.645cm" svg:height="0.725cm" svg:x="16.24cm" svg:y="12.112cm">
          <draw:text-box>
            <text:p text:style-name="P8"><text:span text:style-name="T1">220 </text:span><text:span text:style-name="T2">Ω</text:span></text:p>
          </draw:text-box>
        </draw:frame>
        <draw:frame draw:style-name="gr18" draw:text-style-name="P9" draw:layer="layout" svg:width="1.645cm" svg:height="0.725cm" svg:x="16.24cm" svg:y="13.7cm">
          <draw:text-box>
            <text:p text:style-name="P8"><text:span text:style-name="T1">220 </text:span><text:span text:style-name="T2">Ω</text:span></text:p>
          </draw:text-box>
        </draw:frame>
        <draw:frame draw:style-name="gr18" draw:text-style-name="P9" draw:layer="layout" svg:width="1.645cm" svg:height="0.725cm" svg:x="16.219cm" svg:y="15.371cm">
          <draw:text-box>
            <text:p text:style-name="P8"><text:span text:style-name="T1">2</text:span><text:span text:style-name="T1">2</text:span><text:span text:style-name="T1">0 </text:span><text:span text:style-name="T2">Ω</text:span></text:p>
          </draw:text-box>
        </draw:frame>
        <draw:frame draw:style-name="gr18" draw:text-style-name="P9" draw:layer="layout" svg:width="1.645cm" svg:height="0.725cm" svg:x="16.369cm" svg:y="17.53cm">
          <draw:text-box>
            <text:p text:style-name="P8"><text:span text:style-name="T1">2</text:span><text:span text:style-name="T1">2</text:span><text:span text:style-name="T1">0 </text:span><text:span text:style-name="T2">Ω</text:span></text:p>
          </draw:text-box>
        </draw:frame>
        <draw:line draw:style-name="gr8" draw:text-style-name="P1" draw:layer="layout" svg:x1="13.331cm" svg:y1="11.662cm" svg:x2="13.304cm" svg:y2="4.81cm">
          <text:p/>
        </draw:line>
        <draw:line draw:style-name="gr8" draw:text-style-name="P1" draw:layer="layout" svg:x1="13.331cm" svg:y1="11.662cm" svg:x2="14.228cm" svg:y2="11.662cm">
          <text:p/>
        </draw:line>
        <draw:line draw:style-name="gr8" draw:text-style-name="P1" draw:layer="layout" svg:x1="17.659cm" svg:y1="12.204cm" svg:x2="22.897cm" svg:y2="13.066cm">
          <text:p/>
        </draw:line>
        <draw:line draw:style-name="gr3" draw:text-style-name="P1" draw:layer="layout" svg:x1="12.879cm" svg:y1="13.25cm" svg:x2="12.842cm" svg:y2="3.222cm">
          <text:p/>
        </draw:line>
        <draw:line draw:style-name="gr19" draw:text-style-name="P1" draw:layer="layout" svg:x1="12.879cm" svg:y1="13.25cm" svg:x2="14.228cm" svg:y2="13.25cm">
          <text:p text:style-name="P4"/>
        </draw:line>
        <draw:line draw:style-name="gr19" draw:text-style-name="P1" draw:layer="layout" svg:x1="17.626cm" svg:y1="13.84cm" svg:x2="22.917cm" svg:y2="14.247cm">
          <text:p/>
        </draw:line>
        <draw:line draw:style-name="gr6" draw:text-style-name="P1" draw:layer="layout" svg:x1="12.43cm" svg:y1="5.127cm" svg:x2="12.427cm" svg:y2="14.867cm">
          <text:p/>
        </draw:line>
        <draw:line draw:style-name="gr6" draw:text-style-name="P1" draw:layer="layout" svg:x1="14.228cm" svg:y1="14.847cm" svg:x2="12.43cm" svg:y2="14.847cm">
          <text:p/>
        </draw:line>
        <draw:line draw:style-name="gr6" draw:text-style-name="P1" draw:layer="layout" svg:x1="22.858cm" svg:y1="14.832cm" svg:x2="17.683cm" svg:y2="15.431cm">
          <text:p/>
        </draw:line>
        <draw:line draw:style-name="gr4" draw:text-style-name="P1" draw:layer="layout" svg:x1="11.795cm" svg:y1="3.54cm" svg:x2="11.795cm" svg:y2="17.068cm">
          <text:p/>
        </draw:line>
        <draw:line draw:style-name="gr4" draw:text-style-name="P1" draw:layer="layout" svg:x1="14.228cm" svg:y1="17.068cm" svg:x2="11.795cm" svg:y2="17.068cm">
          <text:p/>
        </draw:line>
        <draw:line draw:style-name="gr4" draw:text-style-name="P1" draw:layer="layout" svg:x1="22.858cm" svg:y1="15.431cm" svg:x2="17.616cm" svg:y2="17.61cm">
          <text:p/>
        </draw:line>
        <draw:line draw:style-name="gr17" draw:text-style-name="P1" draw:layer="layout" svg:x1="16.24cm" svg:y1="11.664cm" svg:x2="20.685cm" svg:y2="11.706cm">
          <text:p/>
        </draw:line>
        <draw:line draw:style-name="gr17" draw:text-style-name="P1" draw:layer="layout" svg:x1="16.24cm" svg:y1="17.056cm" svg:x2="20.685cm" svg:y2="17.098cm">
          <text:p/>
        </draw:line>
        <draw:line draw:style-name="gr17" draw:text-style-name="P1" draw:layer="layout" svg:x1="16.24cm" svg:y1="14.832cm" svg:x2="20.685cm" svg:y2="14.874cm">
          <text:p/>
        </draw:line>
        <draw:line draw:style-name="gr17" draw:text-style-name="P1" draw:layer="layout" svg:x1="16.24cm" svg:y1="13.243cm" svg:x2="20.685cm" svg:y2="13.285cm">
          <text:p/>
        </draw:line>
        <draw:frame draw:style-name="gr16" draw:text-style-name="P4" draw:layer="layout" svg:width="1.905cm" svg:height="0.714cm" draw:transform="rotate (-1.5683528658421) translate (18.224cm 6.08cm)">
          <draw:image xlink:href="Pictures/1000000100000500000001E001E3B55D.png" xlink:type="simple" xlink:show="embed" xlink:actuate="onLoad" draw:mime-type="image/png">
            <text:p/>
          </draw:image>
        </draw:frame>
        <draw:frame draw:style-name="gr16" draw:text-style-name="P4" draw:layer="layout" svg:width="1.905cm" svg:height="0.714cm" draw:transform="rotate (-1.55421569890095) translate (18.224cm 7.485cm)">
          <draw:image xlink:href="Pictures/1000000100000500000001E001E3B55D.png" xlink:type="simple" xlink:show="embed" xlink:actuate="onLoad" draw:mime-type="image/png">
            <text:p/>
          </draw:image>
        </draw:frame>
        <draw:frame draw:style-name="gr16" draw:text-style-name="P4" draw:layer="layout" svg:width="1.905cm" svg:height="0.714cm" svg:x="14.741cm" svg:y="8.926cm">
          <draw:image xlink:href="Pictures/1000000100000500000001E001E3B55D.png" xlink:type="simple" xlink:show="embed" xlink:actuate="onLoad" draw:mime-type="image/png">
            <text:p/>
          </draw:image>
        </draw:frame>
        <draw:frame draw:style-name="gr16" draw:text-style-name="P4" draw:layer="layout" svg:width="1.905cm" svg:height="0.714cm" draw:transform="rotate (-1.5683528658421) translate (15.325cm 7.667cm)">
          <draw:image xlink:href="Pictures/1000000100000500000001E001E3B55D.png" xlink:type="simple" xlink:show="embed" xlink:actuate="onLoad" draw:mime-type="image/png">
            <text:p/>
          </draw:image>
        </draw:frame>
        <draw:frame draw:style-name="gr16" draw:text-style-name="P4" draw:layer="layout" svg:width="1.905cm" svg:height="0.714cm" draw:transform="rotate (-1.55421569890095) translate (15.325cm 9.072cm)">
          <draw:image xlink:href="Pictures/1000000100000500000001E001E3B55D.png" xlink:type="simple" xlink:show="embed" xlink:actuate="onLoad" draw:mime-type="image/png">
            <text:p/>
          </draw:image>
        </draw:frame>
        <draw:line draw:style-name="gr7" draw:text-style-name="P1" draw:layer="layout" svg:x1="14.968cm" svg:y1="4.492cm" svg:x2="14.97cm" svg:y2="7.985cm">
          <text:p/>
        </draw:line>
        <draw:line draw:style-name="gr7" draw:text-style-name="P1" draw:layer="layout" svg:x1="22.897cm" svg:y1="12.501cm" svg:x2="16.385cm" svg:y2="9.269cm">
          <text:p/>
        </draw:line>
        <draw:line draw:style-name="gr17" draw:text-style-name="P1" draw:layer="layout" svg:x1="14.968cm" svg:y1="10.743cm" svg:x2="20.685cm" svg:y2="10.79cm">
          <text:p/>
        </draw:line>
        <draw:line draw:style-name="gr17" draw:text-style-name="P1" draw:layer="layout" svg:x1="17.888cm" svg:y1="9.147cm" svg:x2="20.685cm" svg:y2="9.194cm">
          <text:p/>
        </draw:line>
        <draw:line draw:style-name="gr20" draw:text-style-name="P1" draw:layer="layout" svg:x1="17.86cm" svg:y1="4.175cm" svg:x2="17.86cm" svg:y2="6.407cm">
          <text:p/>
        </draw:line>
        <draw:line draw:style-name="gr20" draw:text-style-name="P1" draw:layer="layout" svg:x1="22.782cm" svg:y1="11.888cm" svg:x2="19.306cm" svg:y2="7.721cm">
          <text:p/>
        </draw:line>
        <draw:frame draw:style-name="gr18" draw:text-style-name="P9" draw:layer="layout" svg:width="1.302cm" svg:height="0.725cm" svg:x="13.775cm" svg:y="8.084cm">
          <draw:text-box>
            <text:p text:style-name="P3"><text:span text:style-name="T3">2.2k</text:span></text:p>
          </draw:text-box>
        </draw:frame>
        <draw:frame draw:style-name="gr18" draw:text-style-name="P9" draw:layer="layout" svg:width="1.624cm" svg:height="0.725cm" svg:x="16.369cm" svg:y="6.614cm">
          <draw:text-box>
            <text:p text:style-name="P8"><text:span text:style-name="T1">2</text:span><text:span text:style-name="T1">.</text:span><text:span text:style-name="T1">2</text:span><text:span text:style-name="T1">k</text:span><text:span text:style-name="T2">Ω</text:span></text:p>
          </draw:text-box>
        </draw:frame>
        <draw:frame draw:style-name="gr18" draw:text-style-name="P9" draw:layer="layout" svg:width="1.624cm" svg:height="0.725cm" svg:x="16.433cm" svg:y="8.053cm">
          <draw:text-box>
            <text:p text:style-name="P8"><text:span text:style-name="T1">4.7k</text:span><text:span text:style-name="T2">Ω</text:span></text:p>
          </draw:text-box>
        </draw:frame>
        <draw:frame draw:style-name="gr18" draw:text-style-name="P9" draw:layer="layout" svg:width="1.302cm" svg:height="0.725cm" svg:x="13.814cm" svg:y="9.455cm">
          <draw:text-box>
            <text:p text:style-name="P3"><text:span text:style-name="T3">4.7k</text:span></text:p>
          </draw:text-box>
        </draw:frame>
        <draw:frame draw:style-name="gr18" draw:text-style-name="P9" draw:layer="layout" svg:width="1.645cm" svg:height="0.725cm" svg:x="15.077cm" svg:y="8.62cm">
          <draw:text-box>
            <text:p text:style-name="P3"><text:span text:style-name="T3">220 </text:span><text:span text:style-name="T2">Ω</text:span></text:p>
          </draw:text-box>
        </draw:frame>
        <draw:frame draw:style-name="gr18" draw:text-style-name="P9" draw:layer="layout" svg:width="1.645cm" svg:height="0.725cm" svg:x="18.087cm" svg:y="7.032cm">
          <draw:text-box>
            <text:p text:style-name="P3"><text:span text:style-name="T3">220 </text:span><text:span text:style-name="T2">Ω</text:span></text:p>
          </draw:text-box>
        </draw:frame>
        <draw:frame draw:style-name="gr18" draw:text-style-name="P9" draw:layer="layout" svg:width="1.645cm" svg:height="0.725cm" svg:x="15.078cm" svg:y="8.621cm">
          <draw:text-box>
            <text:p text:style-name="P3"><text:span text:style-name="T3">220 </text:span><text:span text:style-name="T2">Ω</text:span></text:p>
          </draw:text-box>
        </draw:frame>
        <draw:frame draw:style-name="gr18" draw:text-style-name="P11" draw:layer="layout" svg:width="0.659cm" svg:height="2.795cm" svg:x="9.388cm" svg:y="2.616cm">
          <draw:text-box>
            <text:p><text:span text:style-name="T4">1</text:span></text:p>
            <text:p><text:span text:style-name="T4">2</text:span></text:p>
            <text:p><text:span text:style-name="T4">3</text:span></text:p>
            <text:p><text:span text:style-name="T4">4</text:span></text:p>
            <text:p><text:span text:style-name="T4">5</text:span></text:p>
            <text:p text:style-name="P10"><text:span text:style-name="T4">6</text:span></text:p>
            <text:p><text:span text:style-name="T4">7</text:span></text:p>
            <text:p><text:span text:style-name="T4">8</text:span></text:p>
          </draw:text-box>
        </draw:frame>
        <draw:frame draw:style-name="gr18" draw:text-style-name="P11" draw:layer="layout" svg:width="0.659cm" svg:height="2.795cm" svg:x="21.033cm" svg:y="2.63cm">
          <draw:text-box>
            <text:p><text:span text:style-name="T4">1</text:span></text:p>
            <text:p><text:span text:style-name="T4">2</text:span></text:p>
            <text:p><text:span text:style-name="T4">3</text:span></text:p>
            <text:p><text:span text:style-name="T4">4</text:span></text:p>
            <text:p><text:span text:style-name="T4">5</text:span></text:p>
            <text:p text:style-name="P10"><text:span text:style-name="T4">6</text:span></text:p>
            <text:p><text:span text:style-name="T4">7</text:span></text:p>
            <text:p><text:span text:style-name="T4">8</text:span></text:p>
          </draw:text-box>
        </draw:frame>
        <draw:frame draw:style-name="gr21" draw:text-style-name="P9" draw:layer="layout" svg:width="0.735cm" svg:height="0.725cm" svg:x="4.71cm" svg:y="15.515cm">
          <draw:text-box>
            <text:p><text:span text:style-name="T3">1</text:span></text:p>
          </draw:text-box>
        </draw:frame>
        <draw:frame draw:style-name="gr21" draw:text-style-name="P9" draw:layer="layout" svg:width="0.735cm" svg:height="0.725cm" svg:x="6.615cm" svg:y="15.922cm">
          <draw:text-box>
            <text:p><text:span text:style-name="T3">8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ff4000" draw:marker-start-width="0.279cm" draw:marker-end-width="0.279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8T01:00:25.277306100</meta:creation-date>
    <dc:date>2026-01-18T10:11:28.143582622</dc:date>
    <meta:editing-duration>PT11M36S</meta:editing-duration>
    <meta:editing-cycles>2</meta:editing-cycles>
    <meta:generator>LibreOffice/24.2.7.2$Linux_X86_64 LibreOffice_project/420$Build-2</meta:generator>
    <meta:document-statistic meta:object-count="96"/>
  </office:meta>
</office:document-meta>
</file>